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aco" svg:font-family="Monaco, Consolas, 'Lucida Console', monospace"/>
    <style:font-face style:name="OpenSans" svg:font-family="OpenSans, Helvetica, Arial, sans-serif"/>
    <style:font-face style:name="ProximaNovaLight" svg:font-family="ProximaNovaLight, 'Helvetica Neue', Helvetica, Arial, sans-serif"/>
    <style:font-face style:name="ProximaNovaSemiBold" svg:font-family="ProximaNovaSemiBold, 'Helvetica Neue', Helvetica, Arial, sans-serif"/>
    <style:font-face style:name="Roboto" svg:font-family="Roboto, '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78b7" officeooo:paragraph-rsid="000d78b7"/>
    </style:style>
    <style:style style:name="P2"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575757" style:font-name="ProximaNovaLight" fo:font-size="11.25pt" fo:letter-spacing="normal" fo:font-style="normal" fo:font-weight="normal"/>
    </style:style>
    <style:style style:name="P3" style:family="paragraph" style:parent-style-name="Heading_20_2">
      <style:text-properties fo:font-variant="normal" fo:text-transform="none" fo:color="#575757" style:font-name="ProximaNovaSemiBold" fo:font-size="18pt" fo:letter-spacing="normal" fo:font-style="normal" fo:font-weight="bold" officeooo:rsid="000d78b7" officeooo:paragraph-rsid="000d78b7"/>
    </style:style>
    <style:style style:name="P4" style:family="paragraph" style:parent-style-name="Heading_20_2">
      <style:text-properties officeooo:rsid="001022ca" officeooo:paragraph-rsid="001022ca"/>
    </style:style>
    <style:style style:name="P5" style:family="paragraph" style:parent-style-name="Preformatted_20_Text">
      <style:text-properties officeooo:paragraph-rsid="00110a3d"/>
    </style:style>
    <style:style style:name="P6" style:family="paragraph" style:parent-style-name="Preformatted_20_Text">
      <style:text-properties officeooo:paragraph-rsid="00169d28"/>
    </style:style>
    <style:style style:name="P7" style:family="paragraph" style:parent-style-name="Standard">
      <style:paragraph-properties fo:text-align="center" style:justify-single-word="false"/>
      <style:text-properties fo:font-size="28pt" fo:font-weight="bold" officeooo:rsid="0009e1f0" officeooo:paragraph-rsid="001022ca" style:font-size-asian="28pt" style:font-weight-asian="bold" style:font-size-complex="28pt" style:font-weight-complex="bold"/>
    </style:style>
    <style:style style:name="P8" style:family="paragraph" style:parent-style-name="Standard">
      <style:text-properties officeooo:rsid="00185ace" officeooo:paragraph-rsid="00185ace"/>
    </style:style>
    <style:style style:name="P9" style:family="paragraph" style:parent-style-name="Standard">
      <style:text-properties officeooo:rsid="000d78b7" officeooo:paragraph-rsid="000d78b7"/>
    </style:style>
    <style:style style:name="P10" style:family="paragraph" style:parent-style-name="Standard">
      <style:text-properties officeooo:paragraph-rsid="000d78b7"/>
    </style:style>
    <style:style style:name="P11" style:family="paragraph" style:parent-style-name="Standard">
      <style:text-properties officeooo:rsid="001aff38" officeooo:paragraph-rsid="001aff38"/>
    </style:style>
    <style:style style:name="P12" style:family="paragraph" style:parent-style-name="Standard">
      <style:text-properties fo:color="#000080" style:text-position="0% 100%" fo:font-size="18pt" fo:font-weight="bold" officeooo:rsid="001aff38" officeooo:paragraph-rsid="001aff38" fo:background-color="#ffffff" style:font-size-asian="18pt" style:font-weight-asian="bold" style:font-size-complex="18pt" style:font-weight-complex="bold"/>
    </style:style>
    <style:style style:name="P13" style:family="paragraph" style:parent-style-name="Standard">
      <style:text-properties fo:color="#000080" style:text-position="0% 100%" fo:font-size="18pt" fo:font-weight="bold" officeooo:rsid="001aff38" officeooo:paragraph-rsid="003ead16" fo:background-color="#ffffff" style:font-size-asian="18pt" style:font-weight-asian="bold" style:font-size-complex="18pt" style:font-weight-complex="bold"/>
    </style:style>
    <style:style style:name="P14" style:family="paragraph" style:parent-style-name="Standard">
      <style:text-properties officeooo:paragraph-rsid="00110a3d"/>
    </style:style>
    <style:style style:name="P15" style:family="paragraph" style:parent-style-name="Standard">
      <style:text-properties officeooo:rsid="00250cda" officeooo:paragraph-rsid="00250cda"/>
    </style:style>
    <style:style style:name="P16" style:family="paragraph" style:parent-style-name="Standard">
      <style:text-properties officeooo:rsid="0028fa04" officeooo:paragraph-rsid="0028fa04"/>
    </style:style>
    <style:style style:name="P17" style:family="paragraph" style:parent-style-name="Standard">
      <style:text-properties officeooo:rsid="002bd0ff" officeooo:paragraph-rsid="002bd0ff"/>
    </style:style>
    <style:style style:name="P18" style:family="paragraph" style:parent-style-name="Standard">
      <style:text-properties officeooo:rsid="002db997" officeooo:paragraph-rsid="002db997"/>
    </style:style>
    <style:style style:name="P19" style:family="paragraph" style:parent-style-name="Standard">
      <style:text-properties officeooo:rsid="002fa4c2" officeooo:paragraph-rsid="002fa4c2"/>
    </style:style>
    <style:style style:name="P20" style:family="paragraph" style:parent-style-name="Standard">
      <style:text-properties officeooo:rsid="002fc47b" officeooo:paragraph-rsid="002fc47b"/>
    </style:style>
    <style:style style:name="P21" style:family="paragraph" style:parent-style-name="Standard">
      <style:text-properties officeooo:rsid="00301c4a" officeooo:paragraph-rsid="00301c4a"/>
    </style:style>
    <style:style style:name="P22" style:family="paragraph" style:parent-style-name="Standard">
      <style:text-properties officeooo:rsid="00314599" officeooo:paragraph-rsid="00314599"/>
    </style:style>
    <style:style style:name="P23" style:family="paragraph" style:parent-style-name="Standard">
      <style:text-properties officeooo:rsid="00331773" officeooo:paragraph-rsid="00331773"/>
    </style:style>
    <style:style style:name="P24" style:family="paragraph" style:parent-style-name="Standard">
      <style:text-properties fo:color="#ff3333" fo:font-size="18pt" officeooo:rsid="00371fdc" officeooo:paragraph-rsid="00371fdc" style:font-size-asian="18pt" style:font-size-complex="18pt"/>
    </style:style>
    <style:style style:name="P25" style:family="paragraph" style:parent-style-name="Standard">
      <style:text-properties fo:color="#000000" fo:font-size="18pt" fo:font-style="normal" fo:font-weight="bold" officeooo:rsid="003af966" officeooo:paragraph-rsid="003af966" style:font-size-asian="18pt" style:font-style-asian="normal" style:font-weight-asian="bold" style:font-size-complex="18pt" style:font-style-complex="normal" style:font-weight-complex="bold"/>
    </style:style>
    <style:style style:name="P26" style:family="paragraph" style:parent-style-name="Standard">
      <style:text-properties officeooo:rsid="003ead16" officeooo:paragraph-rsid="003ead16"/>
    </style:style>
    <style:style style:name="P27" style:family="paragraph" style:parent-style-name="Standard">
      <style:text-properties fo:font-weight="bold" officeooo:rsid="00431ed0" officeooo:paragraph-rsid="00431ed0" style:font-weight-asian="bold" style:font-weight-complex="bold"/>
    </style:style>
    <style:style style:name="P28" style:family="paragraph" style:parent-style-name="Standard">
      <style:text-properties officeooo:rsid="004474dd" officeooo:paragraph-rsid="004474dd"/>
    </style:style>
    <style:style style:name="P29" style:family="paragraph" style:parent-style-name="Standard">
      <style:text-properties officeooo:rsid="00477185" officeooo:paragraph-rsid="00477185"/>
    </style:style>
    <style:style style:name="P30" style:family="paragraph" style:parent-style-name="Standard">
      <style:text-properties officeooo:rsid="00530096" officeooo:paragraph-rsid="00530096"/>
    </style:style>
    <style:style style:name="P31" style:family="paragraph" style:parent-style-name="Text_20_body">
      <style:text-properties fo:font-variant="normal" fo:text-transform="none" fo:color="#505050" style:font-name="OpenSans" fo:font-size="9pt" fo:letter-spacing="normal" fo:font-style="normal" fo:font-weight="normal" officeooo:paragraph-rsid="00250cda"/>
    </style:style>
    <style:style style:name="P32" style:family="paragraph" style:parent-style-name="Text_20_body">
      <style:text-properties officeooo:rsid="00250cda" officeooo:paragraph-rsid="00250cda"/>
    </style:style>
    <style:style style:name="P33" style:family="paragraph" style:parent-style-name="Text_20_body">
      <style:text-properties officeooo:paragraph-rsid="00250cda"/>
    </style:style>
    <style:style style:name="P34" style:family="paragraph" style:parent-style-name="Text_20_body">
      <style:text-properties officeooo:rsid="0051db8e" officeooo:paragraph-rsid="0051db8e"/>
    </style:style>
    <style:style style:name="P35" style:family="paragraph" style:parent-style-name="Text_20_body">
      <style:text-properties fo:font-weight="bold" officeooo:rsid="0051db8e" officeooo:paragraph-rsid="0051db8e" style:font-weight-asian="bold" style:font-weight-complex="bold"/>
    </style:style>
    <style:style style:name="P36" style:family="paragraph" style:parent-style-name="Text_20_body" style:list-style-name="L1">
      <style:paragraph-properties fo:margin-left="0.0209in" fo:margin-right="0.0209in" fo:margin-top="0in" fo:margin-bottom="0in" loext:contextual-spacing="false" style:line-height-at-least="0.25in" fo:orphans="2" fo:widows="2" fo:text-indent="0in" style:auto-text-indent="false" fo:padding="0in" fo:border="none"/>
    </style:style>
    <style:style style:name="P37" style:family="paragraph" style:parent-style-name="Heading_20_1">
      <style:text-properties fo:font-variant="normal" fo:text-transform="none" fo:color="#575757" style:font-name="ProximaNovaSemiBold" fo:font-size="21pt" fo:letter-spacing="normal" fo:font-style="normal" fo:font-weight="normal"/>
    </style:style>
    <style:style style:name="P38" style:family="paragraph" style:parent-style-name="Heading_20_1">
      <style:text-properties fo:font-variant="normal" fo:text-transform="none" fo:color="#575757" style:font-name="ProximaNovaSemiBold" fo:font-size="21pt" fo:letter-spacing="normal" fo:font-style="normal" fo:font-weight="normal" officeooo:rsid="000d78b7" officeooo:paragraph-rsid="000d78b7"/>
    </style:style>
    <style:style style:name="P39" style:family="paragraph" style:parent-style-name="Heading_20_1">
      <style:text-properties fo:font-variant="normal" fo:text-transform="none" fo:color="#575757" style:font-name="ProximaNovaSemiBold" fo:font-size="21pt" fo:letter-spacing="normal" fo:font-style="normal" fo:font-weight="normal" officeooo:rsid="0054dc0c" officeooo:paragraph-rsid="0054dc0c"/>
    </style:style>
    <style:style style:name="P40" style:family="paragraph" style:parent-style-name="Heading_20_1">
      <style:text-properties officeooo:rsid="001aff38" officeooo:paragraph-rsid="001aff38"/>
    </style:style>
    <style:style style:name="P41" style:family="paragraph" style:parent-style-name="Preformatted_20_Text">
      <style:text-properties officeooo:paragraph-rsid="0022165f"/>
    </style:style>
    <style:style style:name="P42" style:family="paragraph" style:parent-style-name="Preformatted_20_Text">
      <style:text-properties officeooo:paragraph-rsid="0023686c"/>
    </style:style>
    <style:style style:name="P43" style:family="paragraph" style:parent-style-name="Preformatted_20_Text">
      <style:text-properties officeooo:paragraph-rsid="001022ca"/>
    </style:style>
    <style:style style:name="P44" style:family="paragraph" style:parent-style-name="Preformatted_20_Text">
      <style:text-properties officeooo:rsid="002bd0ff" officeooo:paragraph-rsid="002bd0ff"/>
    </style:style>
    <style:style style:name="P45" style:family="paragraph" style:parent-style-name="Preformatted_20_Text">
      <style:text-properties officeooo:paragraph-rsid="004f5294"/>
    </style:style>
    <style:style style:name="P46" style:family="paragraph" style:parent-style-name="Heading_20_3">
      <style:text-properties officeooo:rsid="002db997" officeooo:paragraph-rsid="002db997"/>
    </style:style>
    <style:style style:name="P47" style:family="paragraph" style:parent-style-name="Heading_20_3">
      <style:text-properties fo:font-variant="normal" fo:text-transform="none" fo:color="#575757" style:font-name="ProximaNovaSemiBold" fo:font-size="11.25pt" fo:letter-spacing="normal" fo:font-style="normal" fo:font-weight="bold" officeooo:rsid="002db997" officeooo:paragraph-rsid="002db997"/>
    </style:style>
    <style:style style:name="P48" style:family="paragraph">
      <style:text-properties fo:color="#ff3333"/>
    </style:style>
    <style:style style:name="T1" style:family="text">
      <style:text-properties fo:font-variant="normal" fo:text-transform="none" fo:color="#575757" style:font-name="Monaco" fo:font-size="9.75pt" fo:letter-spacing="normal" fo:font-style="normal" fo:font-weight="normal"/>
    </style:style>
    <style:style style:name="T2" style:family="text">
      <style:text-properties fo:font-variant="normal" fo:text-transform="none" fo:color="#575757" style:font-name="Monaco" fo:font-size="9.75pt" fo:letter-spacing="normal" fo:font-style="normal" fo:font-weight="normal" fo:background-color="#f8f8f8" loext:char-shading-value="0" loext:padding-left="0.052in" loext:padding-right="0.052in" loext:padding-top="0.0193in" loext:padding-bottom="0.0193in" loext:border="0.06pt solid #dddddd"/>
    </style:style>
    <style:style style:name="T3" style:family="text">
      <style:text-properties fo:font-variant="normal" fo:text-transform="none" fo:color="#575757" style:font-name="Monaco" fo:font-size="9.75pt" fo:letter-spacing="normal" fo:font-style="normal" fo:font-weight="normal" officeooo:rsid="001022ca" fo:background-color="#f8f8f8" loext:char-shading-value="0" loext:padding-left="0.052in" loext:padding-right="0.052in" loext:padding-top="0.0193in" loext:padding-bottom="0.0193in" loext:border="0.06pt solid #dddddd"/>
    </style:style>
    <style:style style:name="T4" style:family="text">
      <style:text-properties fo:font-variant="normal" fo:text-transform="none" fo:color="#575757" style:font-name="Monaco" fo:font-size="9.75pt" fo:letter-spacing="normal" fo:font-style="normal" fo:font-weight="normal" officeooo:rsid="0023686c" fo:background-color="#f8f8f8" loext:char-shading-value="0" loext:padding-left="0.052in" loext:padding-right="0.052in" loext:padding-top="0.0193in" loext:padding-bottom="0.0193in" loext:border="0.06pt solid #dddddd"/>
    </style:style>
    <style:style style:name="T5" style:family="text">
      <style:text-properties fo:font-variant="normal" fo:text-transform="none" fo:color="#575757" style:font-name="Monaco" fo:font-size="9.75pt" fo:letter-spacing="normal" fo:font-style="normal" fo:font-weight="normal" officeooo:rsid="001022ca" fo:background-color="transparent" loext:char-shading-value="0" loext:padding="0in" loext:border="none"/>
    </style:style>
    <style:style style:name="T6" style:family="text">
      <style:text-properties fo:font-variant="normal" fo:text-transform="none" fo:color="#575757" style:font-name="Monaco" fo:font-size="9.75pt" fo:letter-spacing="normal" fo:font-style="normal" fo:font-weight="normal" officeooo:rsid="00110a3d" fo:background-color="transparent" loext:char-shading-value="0" loext:padding="0in" loext:border="none"/>
    </style:style>
    <style:style style:name="T7" style:family="text">
      <style:text-properties fo:font-variant="normal" fo:text-transform="none" fo:color="#575757" style:font-name="Monaco" fo:font-size="9.75pt" fo:letter-spacing="normal" fo:font-style="normal" fo:font-weight="normal" officeooo:rsid="00169d28" fo:background-color="transparent" loext:char-shading-value="0" loext:padding="0in" loext:border="none"/>
    </style:style>
    <style:style style:name="T8" style:family="text">
      <style:text-properties fo:font-variant="normal" fo:text-transform="none" fo:color="#575757" style:font-name="Monaco" fo:font-size="9.75pt" fo:letter-spacing="normal" fo:font-style="normal" fo:font-weight="normal" officeooo:rsid="0023686c" fo:background-color="transparent" loext:char-shading-value="0" loext:padding="0in" loext:border="none"/>
    </style:style>
    <style:style style:name="T9" style:family="text">
      <style:text-properties fo:font-variant="normal" fo:text-transform="none" fo:color="#575757" style:font-name="Monaco" fo:font-size="9.75pt" fo:letter-spacing="normal" fo:font-style="normal" fo:font-weight="normal" officeooo:rsid="004f5294" fo:background-color="transparent" loext:char-shading-value="0" loext:padding="0in" loext:border="none"/>
    </style:style>
    <style:style style:name="T10" style:family="text">
      <style:text-properties fo:font-variant="normal" fo:text-transform="none" fo:color="#575757" style:font-name="Monaco" fo:font-size="9.75pt" fo:letter-spacing="normal" fo:font-style="normal" fo:font-weight="normal" officeooo:rsid="002db997"/>
    </style:style>
    <style:style style:name="T11" style:family="text">
      <style:text-properties fo:font-variant="normal" fo:text-transform="none" fo:color="#575757" style:font-name="Roboto" fo:font-size="11.25pt" fo:letter-spacing="normal" fo:font-style="normal" fo:font-weight="normal"/>
    </style:style>
    <style:style style:name="T12" style:family="text">
      <style:text-properties fo:font-variant="normal" fo:text-transform="none" fo:color="#575757" style:font-name="Roboto" fo:font-size="11.25pt" fo:letter-spacing="normal" fo:font-style="normal" fo:font-weight="normal" officeooo:rsid="001022ca" fo:background-color="transparent" loext:char-shading-value="0" loext:padding="0in" loext:border="none"/>
    </style:style>
    <style:style style:name="T13" style:family="text">
      <style:text-properties fo:font-variant="normal" fo:text-transform="none" fo:color="#575757" style:font-name="ProximaNovaSemiBold" fo:font-size="11.25pt" fo:letter-spacing="normal" fo:font-style="normal" fo:font-weight="bold"/>
    </style:style>
    <style:style style:name="T14" style:family="text">
      <style:text-properties fo:font-variant="normal" fo:text-transform="none" fo:color="#575757" style:font-name="ProximaNovaSemiBold" fo:font-size="21pt" fo:letter-spacing="normal" fo:font-style="normal" fo:font-weight="normal"/>
    </style:style>
    <style:style style:name="T15" style:family="text">
      <style:text-properties fo:font-variant="normal" fo:text-transform="none" fo:color="#505050" style:font-name="OpenSans" fo:font-size="9pt" fo:letter-spacing="normal" fo:font-style="normal" fo:font-weight="normal"/>
    </style:style>
    <style:style style:name="T16" style:family="text">
      <style:text-properties fo:font-variant="normal" fo:text-transform="none" fo:color="#505050" style:font-name="OpenSans" fo:font-size="9pt" fo:letter-spacing="normal" fo:font-style="normal" fo:font-weight="normal" officeooo:rsid="001c8f68" fo:background-color="transparent" loext:char-shading-value="0" loext:padding="0in" loext:border="none"/>
    </style:style>
    <style:style style:name="T17" style:family="text">
      <style:text-properties fo:font-variant="normal" fo:text-transform="none" fo:color="#808080" style:font-name="Helvetica Neue" fo:font-size="9.75pt" fo:letter-spacing="normal" fo:font-style="normal" fo:font-weight="bold"/>
    </style:style>
    <style:style style:name="T18" style:family="text">
      <style:text-properties officeooo:rsid="000d78b7"/>
    </style:style>
    <style:style style:name="T19" style:family="text">
      <style:text-properties officeooo:rsid="00250cda"/>
    </style:style>
    <style:style style:name="T20" style:family="text">
      <style:text-properties officeooo:rsid="00276fcf"/>
    </style:style>
    <style:style style:name="T21" style:family="text">
      <style:text-properties officeooo:rsid="002af8db"/>
    </style:style>
    <style:style style:name="T22" style:family="text">
      <style:text-properties fo:color="#000080" style:text-position="0% 100%" fo:font-size="18pt" fo:font-weight="bold" officeooo:rsid="001aff38" fo:background-color="#ffffff" loext:char-shading-value="0" style:font-size-asian="18pt" style:font-weight-asian="bold" style:font-size-complex="18pt" style:font-weight-complex="bold"/>
    </style:style>
    <style:style style:name="T23" style:family="text">
      <style:text-properties officeooo:rsid="0037a57d"/>
    </style:style>
    <style:style style:name="T24" style:family="text">
      <style:text-properties officeooo:rsid="004b0b87"/>
    </style:style>
    <style:style style:name="T25" style:family="text">
      <style:text-properties officeooo:rsid="004ef8d3"/>
    </style:style>
    <style:style style:name="T26" style:family="text">
      <style:text-properties officeooo:rsid="00185ac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IZWEB INTEGRATING </text:p>
      <text:h text:style-name="P37" text:outline-level="1"><text:bookmark text:name="auth"/>Oauth</text:h>
      <text:p text:style-name="P35">Bước 1: Lấy thông tin client’s credentials</text:p>
      <text:p text:style-name="P35">Bước 2: Xin cấp quyền</text:p>
      <text:p text:style-name="P35">Bước 3: Thực hiện cài đặt</text:p>
      <text:p text:style-name="P35">Bước 4: Tạo các Request đã được xác thực, sử dụng API của bizweb cung cấp với token phù hợp với scopes của client.</text:p>
      <text:p text:style-name="P1"><text:a xlink:type="simple" xlink:href="https://docs.bizweb.vn/api/oauth/#get-the-client-redentials" text:style-name="Internet_20_link" text:visited-style-name="Visited_20_Internet_20_Link">https://docs.bizweb.vn/api/oauth/#get-the-client-redentials</text:a><text:span text:style-name="T25">s</text:span></text:p>
      <text:p text:style-name="P1"/>
      <text:p text:style-name="P10"><text:span text:style-name="T18">Example: </text:span><text:span text:style-name="T17">j3924v</text:span><text:bookmark text:name="close-admin-bar"/><text:bookmark text:name="admin-bar-actions"/></text:p>
      <text:h text:style-name="P4" text:outline-level="2"><text:a xlink:type="simple" xlink:href="https://traitran-bizwebvietnam-net.bizwebvietnam.net/" text:style-name="Internet_20_link" text:visited-style-name="Visited_20_Internet_20_Link">https://traitran-bizwebvietnam-net.bizwebvietnam.net</text:a></text:h>
      <text:p text:style-name="P41"><text:a xlink:type="simple" xlink:href="https://traitran-bizwebvietnam-net.bizwebvietnam.net/admin/oauth/authorize?client_id=5e31ff35a91a4befa11db0d84a5ceb2f&amp;scope=scope=write_orders,read_customers&amp;redirect_uri=http://10.199.35.210:8080/123cs.vng/" text:style-name="Internet_20_link" text:visited-style-name="Visited_20_Internet_20_Link"><text:span text:style-name="Source_20_Text"><text:span text:style-name="T5">https://traitran-bizwebvietnam-net.bizwebvietnam.net/admin/oauth/authorize?client_id=5e31ff35a91a4befa11db0d84a5ceb2f&amp;scope=</text:span></text:span></text:a><text:span text:style-name="Source_20_Text"><text:span text:style-name="T3">read_customers</text:span></text:span><text:span text:style-name="Source_20_Text"><text:span text:style-name="T12">, </text:span></text:span><text:span text:style-name="Source_20_Text"><text:span text:style-name="T3">write_customers, </text:span></text:span><text:span text:style-name="Source_20_Text"><text:span text:style-name="T4">read_orders, write_orders</text:span></text:span><text:a xlink:type="simple" xlink:href="https://traitran-bizwebvietnam-net.bizwebvietnam.net/admin/oauth/authorize?client_id=5e31ff35a91a4befa11db0d84a5ceb2f&amp;scope=scope=write_orders,read_customers&amp;redirect_uri=http://10.199.35.210:8080/123cs.vng/" text:style-name="Internet_20_link" text:visited-style-name="Visited_20_Internet_20_Link"><text:span text:style-name="Source_20_Text"><text:span text:style-name="T5">&amp;redirect_uri=http://10.199.35.210:8080/123cs.vng/</text:span></text:span></text:a></text:p>
      <text:p text:style-name="P43"><text:span text:style-name="Source_20_Text"><text:span text:style-name="T5"/></text:span></text:p>
      <text:p text:style-name="P42"><text:span text:style-name="Source_20_Text"><text:span text:style-name="T8">POST </text:span></text:span></text:p>
      <text:p text:style-name="P14"><text:span text:style-name="Source_20_Text"><text:span text:style-name="T16">https://traitran-bizwebvietnam-net.bizwebvietnam.net/admin/oauth/access_token?client_id=5e31ff35a91a4befa11db0d84a5ceb2f&amp;client_secret=1d11114886864e02b9b5d06d7c9842a0&amp;code=pbuaqw&amp;hmac=gsJQRaGVoxG0e5oWxNobMOKYBstFUDNknHebo2m2gX0%3d&amp;signature=da9d83c171400a41f8db91a950508985×tamp=1409617544</text:span></text:span></text:p>
      <text:p text:style-name="P5"><text:span text:style-name="Source_20_Text"><text:span text:style-name="T6"/></text:span></text:p>
      <text:p text:style-name="P42"><text:span text:style-name="Source_20_Text"><text:span text:style-name="T8">{</text:span></text:span></text:p>
      <text:p text:style-name="P42"><text:span text:style-name="Source_20_Text"><text:span text:style-name="T8"><text:s text:c="4"/>"access_token": "19c1404002484e549b41c308f04543b0",</text:span></text:span></text:p>
      <text:p text:style-name="P42"><text:span text:style-name="Source_20_Text"><text:span text:style-name="T8"><text:s text:c="4"/>"scope": "read_customers read_orders write_customers write_orders"</text:span></text:span></text:p>
      <text:p text:style-name="P42"><text:span text:style-name="Source_20_Text"><text:span text:style-name="T8">}</text:span></text:span></text:p>
      <text:p text:style-name="P45"><text:span text:style-name="Source_20_Text"><text:span text:style-name="T9">{</text:span></text:span></text:p>
      <text:p text:style-name="P45"><text:span text:style-name="Source_20_Text"><text:span text:style-name="T9"><text:s text:c="4"/>"access_token": "b2f5b5bc7f5e4adbbe49f77e5a523d86",</text:span></text:span></text:p>
      <text:p text:style-name="P45"><text:span text:style-name="Source_20_Text"><text:span text:style-name="T9"><text:s text:c="4"/>"scope": "read_customers read_orders write_customers write_orders"</text:span></text:span></text:p>
      <text:p text:style-name="P45"><text:span text:style-name="Source_20_Text"><text:span text:style-name="T9">}</text:span></text:span></text:p>
      <text:p text:style-name="P42"><text:span text:style-name="Source_20_Text"><text:span text:style-name="T8"/></text:span></text:p>
      <text:p text:style-name="P6"><text:span text:style-name="Source_20_Text"><text:span text:style-name="T7">{</text:span></text:span></text:p>
      <text:p text:style-name="P6"><text:span text:style-name="Source_20_Text"><text:span text:style-name="T7"><text:s text:c="4"/>"webhook": {</text:span></text:span></text:p>
      <text:p text:style-name="P6"><text:span text:style-name="Source_20_Text"><text:span text:style-name="T7"><text:s text:c="8"/>"id": 213210,</text:span></text:span></text:p>
      <text:p text:style-name="P6"><text:span text:style-name="Source_20_Text"><text:span text:style-name="T7"><text:s text:c="8"/>"address": "http://10.199.35.210:8080/123cs.vng/user/profile",</text:span></text:span></text:p>
      <text:p text:style-name="P6"><text:span text:style-name="Source_20_Text"><text:span text:style-name="T7"><text:s text:c="8"/>"format": "json",</text:span></text:span></text:p>
      <text:p text:style-name="P6"><text:span text:style-name="Source_20_Text"><text:span text:style-name="T7"><text:s text:c="8"/>"topic": "customers/create",</text:span></text:span></text:p>
      <text:p text:style-name="P6"><text:span text:style-name="Source_20_Text"><text:span text:style-name="T7"><text:s text:c="8"/>"created_on": "2017-08-15T10:24:10Z",</text:span></text:span></text:p>
      <text:p text:style-name="P6"><text:span text:style-name="Source_20_Text"><text:span text:style-name="T7"><text:s text:c="8"/>"modified_on": null</text:span></text:span></text:p>
      <text:p text:style-name="P6"><text:span text:style-name="Source_20_Text"><text:span text:style-name="T7"><text:s text:c="4"/>}</text:span></text:span></text:p>
      <text:p text:style-name="P6"><text:span text:style-name="Source_20_Text"><text:span text:style-name="T7">}</text:span></text:span></text:p>
      <text:h text:style-name="P3" text:outline-level="2"><text:bookmark text:name="scopes"/>Scopes OAuth</text:h>
      <text:p text:style-name="P2">Một phần trong quá trình xác thực yêu cầu xác định xem Client muốn truy xuất vào dữ liệu gì của Shop (Xem phần “Xin cấp quyền” trong hướng dẫn này). Một Client có thể xin cấp quyền trong các Scopes sau:</text:p>
      <text:list xml:id="list4262573792946400469" text:style-name="L1">
        <text:list-item>
          <text:p text:style-name="P36"><text:soft-page-break/><text:span text:style-name="Source_20_Text"><text:span text:style-name="T2">read_content</text:span></text:span><text:span text:style-name="T11">, </text:span><text:span text:style-name="Source_20_Text"><text:span text:style-name="T2">write_content</text:span></text:span><text:span text:style-name="T11"><text:line-break/></text:span>Truy xuất dữ liệu của các tài nguyên <text:a xlink:type="simple" xlink:href="https://docs.bizweb.vn/api/article" text:style-name="Internet_20_link" text:visited-style-name="Visited_20_Internet_20_Link">Article</text:a>, <text:a xlink:type="simple" xlink:href="https://docs.bizweb.vn/api/blog" text:style-name="Internet_20_link" text:visited-style-name="Visited_20_Internet_20_Link">Blog</text:a>, <text:a xlink:type="simple" xlink:href="https://docs.bizweb.vn/api/comment" text:style-name="Internet_20_link" text:visited-style-name="Visited_20_Internet_20_Link">Comment</text:a>, <text:a xlink:type="simple" xlink:href="https://docs.bizweb.vn/api/page" text:style-name="Internet_20_link" text:visited-style-name="Visited_20_Internet_20_Link">Page</text:a>, and <text:a xlink:type="simple" xlink:href="https://docs.bizweb.vn/api/redirect" text:style-name="Internet_20_link" text:visited-style-name="Visited_20_Internet_20_Link">Redirect</text:a>.</text:p>
        </text:list-item>
        <text:list-item>
          <text:p text:style-name="P36"><text:span text:style-name="Source_20_Text"><text:span text:style-name="T2">read_themes</text:span></text:span><text:span text:style-name="T11">, </text:span><text:span text:style-name="Source_20_Text"><text:span text:style-name="T2">write_themes</text:span></text:span><text:span text:style-name="T11"><text:line-break/></text:span>Truy xuất dữ liệu của các tài nguyên <text:a xlink:type="simple" xlink:href="https://docs.bizweb.vn/api/asset" text:style-name="Internet_20_link" text:visited-style-name="Visited_20_Internet_20_Link">Asset</text:a> and <text:a xlink:type="simple" xlink:href="https://docs.bizweb.vn/api/theme" text:style-name="Internet_20_link" text:visited-style-name="Visited_20_Internet_20_Link">Theme</text:a>.</text:p>
        </text:list-item>
        <text:list-item>
          <text:p text:style-name="P36"><text:span text:style-name="Source_20_Text"><text:span text:style-name="T2">read_products</text:span></text:span><text:span text:style-name="T11">, </text:span><text:span text:style-name="Source_20_Text"><text:span text:style-name="T2">write_products</text:span></text:span><text:span text:style-name="T11"><text:line-break/></text:span>Truy xuất dữ liệu của các tài nguyên <text:a xlink:type="simple" xlink:href="https://docs.bizweb.vn/api/product" text:style-name="Internet_20_link" text:visited-style-name="Visited_20_Internet_20_Link">Product</text:a>, <text:a xlink:type="simple" xlink:href="https://docs.bizweb.vn/api/productvariant" text:style-name="Internet_20_link" text:visited-style-name="Visited_20_Internet_20_Link">product variant</text:a>, <text:a xlink:type="simple" xlink:href="https://docs.bizweb.vn/api/productimage" text:style-name="Internet_20_link" text:visited-style-name="Visited_20_Internet_20_Link">Product Image</text:a>, <text:a xlink:type="simple" xlink:href="https://docs.bizweb.vn/api/collect" text:style-name="Internet_20_link" text:visited-style-name="Visited_20_Internet_20_Link">Collect</text:a>, <text:a xlink:type="simple" xlink:href="https://docs.bizweb.vn/api/customcollection" text:style-name="Internet_20_link" text:visited-style-name="Visited_20_Internet_20_Link">Custom Collection</text:a>, and <text:a xlink:type="simple" xlink:href="https://docs.bizweb.vn/api/smartcollection" text:style-name="Internet_20_link" text:visited-style-name="Visited_20_Internet_20_Link">Smart Collection</text:a>.</text:p>
        </text:list-item>
        <text:list-item>
          <text:p text:style-name="P36"><text:span text:style-name="Source_20_Text"><text:span text:style-name="T2">read_customers</text:span></text:span><text:span text:style-name="T11">, </text:span><text:span text:style-name="Source_20_Text"><text:span text:style-name="T2">write_customers</text:span></text:span><text:span text:style-name="T11"><text:line-break/></text:span>Truy xuất dữ liệu của các tài nguyên <text:a xlink:type="simple" xlink:href="https://docs.bizweb.vn/api/customer" text:style-name="Internet_20_link" text:visited-style-name="Visited_20_Internet_20_Link">Customer</text:a>.</text:p>
        </text:list-item>
        <text:list-item>
          <text:p text:style-name="P36"><text:span text:style-name="Source_20_Text"><text:span text:style-name="T2">read_orders</text:span></text:span><text:span text:style-name="T11">, </text:span><text:span text:style-name="Source_20_Text"><text:span text:style-name="T2">write_orders</text:span></text:span><text:span text:style-name="T11"><text:line-break/></text:span>Truy xuất dữ liệu của các tài nguyên <text:a xlink:type="simple" xlink:href="https://docs.bizweb.vn/api/order" text:style-name="Internet_20_link" text:visited-style-name="Visited_20_Internet_20_Link">Order</text:a>, <text:a xlink:type="simple" xlink:href="https://docs.bizweb.vn/api/transaction" text:style-name="Internet_20_link" text:visited-style-name="Visited_20_Internet_20_Link">Transaction</text:a> and <text:a xlink:type="simple" xlink:href="https://docs.bizweb.vn/api/fulfillment" text:style-name="Internet_20_link" text:visited-style-name="Visited_20_Internet_20_Link">Fulfillment</text:a>.</text:p>
        </text:list-item>
        <text:list-item>
          <text:p text:style-name="P36"><text:span text:style-name="Source_20_Text"><text:span text:style-name="T2">read_script_tags</text:span></text:span><text:span text:style-name="T11">, </text:span><text:span text:style-name="Source_20_Text"><text:span text:style-name="T2">write_script_tags</text:span></text:span><text:span text:style-name="T11"><text:line-break/></text:span>Truy xuất dữ liệu của các tài nguyên <text:a xlink:type="simple" xlink:href="https://docs.bizweb.vn/api/scripttag" text:style-name="Internet_20_link" text:visited-style-name="Visited_20_Internet_20_Link">Script Tag</text:a>.</text:p>
        </text:list-item>
      </text:list>
      <text:p text:style-name="P1"/>
      <text:p text:style-name="P24">Problem <text:line-break/>Sau khi get token accept thì scopes OAuth hiện tại chưa có cách để update thêm quyền hay remove quyền bằng API <text:span text:style-name="T23">=&gt; tốt nhất nên để full quyền lúc get token :))</text:span></text:p>
      <text:h text:style-name="P39" text:outline-level="1">Sau khi có token ta thao tác với API của Bizweb cung cấp(Customer, Webhook ...)</text:h>
      <text:h text:style-name="P38" text:outline-level="1">Customer</text:h>
      <text:p text:style-name="P34">Bizweb API cho phép bạn thực hiện các thao tác sau với tài nguyên Customer. Các phiên bản chi tiết hơn của những thao tác này có thể có: <text:a xlink:type="simple" xlink:href="https://docs.bizweb.vn/api/customer/" text:style-name="Internet_20_link" text:visited-style-name="Visited_20_Internet_20_Link"><text:span text:style-name="T26">https://docs.bizweb.vn/api/customer/</text:span></text:a></text:p>
      <text:p text:style-name="P32">Header param <text:span text:style-name="T20">config</text:span></text:p>
      <text:p text:style-name="P31"><text:span text:style-name="T19">Content-Type <text:s text:c="3"/></text:span>application/json</text:p>
      <text:p text:style-name="P33"><text:span text:style-name="T15">X-Bizweb-Access-Token <text:s text:c="4"/>19c1404002484e549b41c308f04543b0</text:span></text:p>
      <text:p text:style-name="P8"/>
      <text:p text:style-name="P12">GET /admin/customers.json</text:p>
      <text:p text:style-name="P11">Lấy về danh sách tất cả các Customer</text:p>
      <text:p text:style-name="P11"/>
      <text:p text:style-name="P17">Query parameter option</text:p>
      <text:p text:style-name="P44"><text:span text:style-name="T1">since_id, created_on_min, created_on_max, fields, page (default = 1), </text:span><text:span text:style-name="T10">limit</text:span></text:p>
      <text:p text:style-name="P11"/>
      <text:p text:style-name="P15">Response</text:p>
      <text:p text:style-name="P15">{</text:p>
      <text:p text:style-name="P15"><text:s text:c="4"/>"customers": [</text:p>
      <text:p text:style-name="P15"><text:s text:c="8"/>{</text:p>
      <text:p text:style-name="P15"><text:s text:c="12"/>"id": 7141996,</text:p>
      <text:p text:style-name="P15"><text:s text:c="12"/>"email": "traitv@vng.com.vn",</text:p>
      <text:p text:style-name="P15"><text:soft-page-break/><text:s text:c="12"/>"first_name": "Steve",</text:p>
      <text:p text:style-name="P15"><text:s text:c="12"/>"last_name": "Lastnameson",</text:p>
      <text:p text:style-name="P15"><text:s text:c="12"/>"accepts_marketing": false,</text:p>
      <text:p text:style-name="P15"><text:s text:c="12"/>"note": null,</text:p>
      <text:p text:style-name="P15"><text:s text:c="12"/>"created_on": "2017-08-16T03:11:16Z",</text:p>
      <text:p text:style-name="P15"><text:s text:c="12"/>"modified_on": null,</text:p>
      <text:p text:style-name="P15"><text:s text:c="12"/>"last_order_id": null,</text:p>
      <text:p text:style-name="P15"><text:s text:c="12"/>"last_order_name": null,</text:p>
      <text:p text:style-name="P15"><text:s text:c="12"/>"orders_count": 0,</text:p>
      <text:p text:style-name="P15"><text:s text:c="12"/>"total_spent": 0,</text:p>
      <text:p text:style-name="P15"><text:s text:c="12"/>"state": "disabled",</text:p>
      <text:p text:style-name="P15"><text:s text:c="12"/>"verified_email": true,</text:p>
      <text:p text:style-name="P15"><text:s text:c="12"/>"tags": null,</text:p>
      <text:p text:style-name="P15"><text:s text:c="12"/>"default_address": {</text:p>
      <text:p text:style-name="P15"><text:s text:c="16"/>"id": 7572620,</text:p>
      <text:p text:style-name="P15"><text:s text:c="16"/>"address1": "614 Điện Biên Phủ - F.11 - Q.10",</text:p>
      <text:p text:style-name="P15"><text:s text:c="16"/>"address2": null,</text:p>
      <text:p text:style-name="P15"><text:s text:c="16"/>"city": "HCM",</text:p>
      <text:p text:style-name="P15"><text:s text:c="16"/>"company": null,</text:p>
      <text:p text:style-name="P15"><text:s text:c="16"/>"country": "Việt Nam",</text:p>
      <text:p text:style-name="P15"><text:s text:c="16"/>"first_name": "Mother",</text:p>
      <text:p text:style-name="P15"><text:s text:c="16"/>"last_name": "Lastnameson",</text:p>
      <text:p text:style-name="P15"><text:s text:c="16"/>"phone": "01674777824",</text:p>
      <text:p text:style-name="P15"><text:s text:c="16"/>"district": null,</text:p>
      <text:p text:style-name="P15"><text:s text:c="16"/>"district_code": null,</text:p>
      <text:p text:style-name="P15"><text:s text:c="16"/>"province": null,</text:p>
      <text:p text:style-name="P15"><text:s text:c="16"/>"province_code": null,</text:p>
      <text:p text:style-name="P15"><text:s text:c="16"/>"zip": "123 ABC",</text:p>
      <text:p text:style-name="P15"><text:s text:c="16"/>"country_code": "VN",</text:p>
      <text:p text:style-name="P15"><text:s text:c="16"/>"country_name": "Việt Nam",</text:p>
      <text:p text:style-name="P15"><text:s text:c="16"/>"name": "Lastnameson Mother",</text:p>
      <text:p text:style-name="P15"><text:s text:c="16"/>"default": true</text:p>
      <text:p text:style-name="P15"><text:s text:c="12"/>},</text:p>
      <text:p text:style-name="P15"><text:s text:c="12"/>"addresses": [</text:p>
      <text:p text:style-name="P15"><text:s text:c="16"/>{</text:p>
      <text:p text:style-name="P15"><text:s text:c="20"/>"id": 7572620,</text:p>
      <text:p text:style-name="P15"><text:s text:c="20"/>"address1": "614 Điện Biên Phủ - F.11 - Q.10",</text:p>
      <text:p text:style-name="P15"><text:s text:c="20"/>"address2": null,</text:p>
      <text:p text:style-name="P15"><text:s text:c="20"/>"city": "HCM",</text:p>
      <text:p text:style-name="P15"><text:s text:c="20"/>"company": null,</text:p>
      <text:p text:style-name="P15"><text:s text:c="20"/>"country": "Việt Nam",</text:p>
      <text:p text:style-name="P15"><text:s text:c="20"/>"first_name": "Mother",</text:p>
      <text:p text:style-name="P15"><text:s text:c="20"/>"last_name": "Lastnameson",</text:p>
      <text:p text:style-name="P15"><text:s text:c="20"/>"phone": "01674777824",</text:p>
      <text:p text:style-name="P15"><text:s text:c="20"/>"district": null,</text:p>
      <text:p text:style-name="P15"><text:s text:c="20"/>"district_code": null,</text:p>
      <text:p text:style-name="P15"><text:s text:c="20"/>"province": null,</text:p>
      <text:p text:style-name="P15"><text:s text:c="20"/>"province_code": null,</text:p>
      <text:p text:style-name="P15"><text:s text:c="20"/>"zip": "123 ABC",</text:p>
      <text:p text:style-name="P15"><text:s text:c="20"/>"country_code": "VN",</text:p>
      <text:p text:style-name="P15"><text:s text:c="20"/>"country_name": "Việt Nam",</text:p>
      <text:p text:style-name="P15"><text:s text:c="20"/>"name": "Lastnameson Mother",</text:p>
      <text:p text:style-name="P15"><text:soft-page-break/><text:s text:c="20"/>"default": true</text:p>
      <text:p text:style-name="P15"><text:s text:c="16"/>}</text:p>
      <text:p text:style-name="P15"><text:s text:c="12"/>]</text:p>
      <text:p text:style-name="P15"><text:s text:c="8"/>},</text:p>
      <text:p text:style-name="P15"><text:s text:c="8"/>{</text:p>
      <text:p text:style-name="P15"><text:s text:c="12"/>"id": 7141876,</text:p>
      <text:p text:style-name="P15"><text:s text:c="12"/>"email": "tvtrai.blue@gmail.com",</text:p>
      <text:p text:style-name="P15"><text:s text:c="12"/>"first_name": "Trãi",</text:p>
      <text:p text:style-name="P15"><text:s text:c="12"/>"last_name": "Trần",</text:p>
      <text:p text:style-name="P15"><text:s text:c="12"/>"accepts_marketing": false,</text:p>
      <text:p text:style-name="P15"><text:s text:c="12"/>"note": "",</text:p>
      <text:p text:style-name="P15"><text:s text:c="12"/>"created_on": "2017-08-16T02:13:34Z",</text:p>
      <text:p text:style-name="P15"><text:s text:c="12"/>"modified_on": null,</text:p>
      <text:p text:style-name="P15"><text:s text:c="12"/>"last_order_id": null,</text:p>
      <text:p text:style-name="P15"><text:s text:c="12"/>"last_order_name": null,</text:p>
      <text:p text:style-name="P15"><text:s text:c="12"/>"orders_count": 0,</text:p>
      <text:p text:style-name="P15"><text:s text:c="12"/>"total_spent": 0,</text:p>
      <text:p text:style-name="P15"><text:s text:c="12"/>"state": "enabled",</text:p>
      <text:p text:style-name="P15"><text:s text:c="12"/>"verified_email": false,</text:p>
      <text:p text:style-name="P15"><text:s text:c="12"/>"tags": null,</text:p>
      <text:p text:style-name="P15"><text:s text:c="12"/>"addresses": []</text:p>
      <text:p text:style-name="P15"><text:s text:c="8"/>}</text:p>
      <text:p text:style-name="P15"><text:s text:c="4"/>]</text:p>
      <text:p text:style-name="P15">}</text:p>
      <text:p text:style-name="P11"/>
      <text:p text:style-name="P11"/>
      <text:p text:style-name="P12">GET /admin/customers/#{id}.json</text:p>
      <text:p text:style-name="P11">Lấy về một Customer <text:span text:style-name="T21">theo Id</text:span></text:p>
      <text:p text:style-name="P16">Response</text:p>
      <text:p text:style-name="P16">{</text:p>
      <text:p text:style-name="P16"><text:s text:c="4"/>"customer": {</text:p>
      <text:p text:style-name="P16"><text:s text:c="8"/>"id": 7141996,</text:p>
      <text:p text:style-name="P16"><text:s text:c="8"/>"email": "traitv@vng.com.vn",</text:p>
      <text:p text:style-name="P16"><text:s text:c="8"/>"first_name": "Steve",</text:p>
      <text:p text:style-name="P16"><text:s text:c="8"/>"last_name": "Lastnameson",</text:p>
      <text:p text:style-name="P16"><text:s text:c="8"/>"accepts_marketing": false,</text:p>
      <text:p text:style-name="P16"><text:s text:c="8"/>"note": null,</text:p>
      <text:p text:style-name="P16"><text:s text:c="8"/>"created_on": "2017-08-16T03:11:16Z",</text:p>
      <text:p text:style-name="P16"><text:s text:c="8"/>"modified_on": null,</text:p>
      <text:p text:style-name="P16"><text:s text:c="8"/>"last_order_id": null,</text:p>
      <text:p text:style-name="P16"><text:s text:c="8"/>"last_order_name": null,</text:p>
      <text:p text:style-name="P16"><text:s text:c="8"/>"orders_count": 0,</text:p>
      <text:p text:style-name="P16"><text:s text:c="8"/>"total_spent": 0,</text:p>
      <text:p text:style-name="P16"><text:s text:c="8"/>"state": "disabled",</text:p>
      <text:p text:style-name="P16"><text:s text:c="8"/>"verified_email": true,</text:p>
      <text:p text:style-name="P16"><text:s text:c="8"/>"tags": null,</text:p>
      <text:p text:style-name="P16"><text:s text:c="8"/>"default_address": {</text:p>
      <text:p text:style-name="P16"><text:s text:c="12"/>"id": 7572620,</text:p>
      <text:p text:style-name="P16"><text:s text:c="12"/>"address1": "614 Điện Biên Phủ - F.11 - Q.10",</text:p>
      <text:p text:style-name="P16"><text:s text:c="12"/>"address2": null,</text:p>
      <text:p text:style-name="P16"><text:s text:c="12"/>"city": "HCM",</text:p>
      <text:p text:style-name="P16"><text:s text:c="12"/>"company": null,</text:p>
      <text:p text:style-name="P16"><text:soft-page-break/><text:s text:c="12"/>"country": "Việt Nam",</text:p>
      <text:p text:style-name="P16"><text:s text:c="12"/>"first_name": "Mother",</text:p>
      <text:p text:style-name="P16"><text:s text:c="12"/>"last_name": "Lastnameson",</text:p>
      <text:p text:style-name="P16"><text:s text:c="12"/>"phone": "01674777824",</text:p>
      <text:p text:style-name="P16"><text:s text:c="12"/>"district": null,</text:p>
      <text:p text:style-name="P16"><text:s text:c="12"/>"district_code": null,</text:p>
      <text:p text:style-name="P16"><text:s text:c="12"/>"province": null,</text:p>
      <text:p text:style-name="P16"><text:s text:c="12"/>"province_code": null,</text:p>
      <text:p text:style-name="P16"><text:s text:c="12"/>"zip": "123 ABC",</text:p>
      <text:p text:style-name="P16"><text:s text:c="12"/>"country_code": "VN",</text:p>
      <text:p text:style-name="P16"><text:s text:c="12"/>"country_name": "Việt Nam",</text:p>
      <text:p text:style-name="P16"><text:s text:c="12"/>"name": "Lastnameson Mother",</text:p>
      <text:p text:style-name="P16"><text:s text:c="12"/>"default": true</text:p>
      <text:p text:style-name="P16"><text:s text:c="8"/>},</text:p>
      <text:p text:style-name="P16"><text:s text:c="8"/>"addresses": [</text:p>
      <text:p text:style-name="P16"><text:s text:c="12"/>{</text:p>
      <text:p text:style-name="P16"><text:s text:c="16"/>"id": 7572620,</text:p>
      <text:p text:style-name="P16"><text:s text:c="16"/>"address1": "614 Điện Biên Phủ - F.11 - Q.10",</text:p>
      <text:p text:style-name="P16"><text:s text:c="16"/>"address2": null,</text:p>
      <text:p text:style-name="P16"><text:s text:c="16"/>"city": "HCM",</text:p>
      <text:p text:style-name="P16"><text:s text:c="16"/>"company": null,</text:p>
      <text:p text:style-name="P16"><text:s text:c="16"/>"country": "Việt Nam",</text:p>
      <text:p text:style-name="P16"><text:s text:c="16"/>"first_name": "Mother",</text:p>
      <text:p text:style-name="P16"><text:s text:c="16"/>"last_name": "Lastnameson",</text:p>
      <text:p text:style-name="P16"><text:s text:c="16"/>"phone": "01674777824",</text:p>
      <text:p text:style-name="P16"><text:s text:c="16"/>"district": null,</text:p>
      <text:p text:style-name="P16"><text:s text:c="16"/>"district_code": null,</text:p>
      <text:p text:style-name="P16"><text:s text:c="16"/>"province": null,</text:p>
      <text:p text:style-name="P16"><text:s text:c="16"/>"province_code": null,</text:p>
      <text:p text:style-name="P16"><text:s text:c="16"/>"zip": "123 ABC",</text:p>
      <text:p text:style-name="P16"><text:s text:c="16"/>"country_code": "VN",</text:p>
      <text:p text:style-name="P16"><text:s text:c="16"/>"country_name": "Việt Nam",</text:p>
      <text:p text:style-name="P16"><text:s text:c="16"/>"name": "Lastnameson Mother",</text:p>
      <text:p text:style-name="P16"><text:s text:c="16"/>"default": true</text:p>
      <text:p text:style-name="P16"><text:s text:c="12"/>}</text:p>
      <text:p text:style-name="P16"><text:s text:c="8"/>]</text:p>
      <text:p text:style-name="P16"><text:s text:c="4"/>}</text:p>
      <text:p text:style-name="P16">}</text:p>
      <text:p text:style-name="P11"/>
      <text:p text:style-name="P11"/>
      <text:p text:style-name="P12">POST /admin/customers.json</text:p>
      <text:p text:style-name="P11">Tạo mới một Customer</text:p>
      <text:h text:outline-level="3">Tạo một Customer không có email hoặc tên sẽ trả về thông báo lỗi</text:h>
      <text:h text:style-name="P47" text:outline-level="3">Tạo một Customer và gửi email mời tham gia</text:h>
      <text:h text:style-name="P47" text:outline-level="3">Tạo một Customer với password bỏ qua bước gửi email chào mừng</text:h>
      <text:h text:style-name="P46" text:outline-level="3"><text:span text:style-name="T13">Tạo một Customer với metafield</text:span></text:h>
      <text:p text:style-name="P18"/>
      <text:p text:style-name="P19">Body</text:p>
      <text:p text:style-name="P19"><text:soft-page-break/>{</text:p>
      <text:p text:style-name="P19"><text:s text:c="2"/>"customer": {</text:p>
      <text:p text:style-name="P19"><text:s text:c="4"/>"first_name": "Steve",</text:p>
      <text:p text:style-name="P19"><text:s text:c="4"/>"last_name": "Lastnameson",</text:p>
      <text:p text:style-name="P19"><text:s text:c="4"/>"email": "steve.lastnameson@example.com",</text:p>
      <text:p text:style-name="P19"><text:s text:c="4"/>"verified_email": true,</text:p>
      <text:p text:style-name="P19"><text:s text:c="4"/>"addresses": [</text:p>
      <text:p text:style-name="P19"><text:s text:c="6"/>{</text:p>
      <text:p text:style-name="P19"><text:s text:c="8"/>"address1": "123 Oak St",</text:p>
      <text:p text:style-name="P19"><text:s text:c="8"/>"city": "Ottawa",</text:p>
      <text:p text:style-name="P19"><text:s text:c="8"/>"province": "ON",</text:p>
      <text:p text:style-name="P19"><text:s text:c="8"/>"phone": "555-1212",</text:p>
      <text:p text:style-name="P19"><text:s text:c="8"/>"zip": "123 ABC",</text:p>
      <text:p text:style-name="P19"><text:s text:c="8"/>"last_name": "Lastnameson",</text:p>
      <text:p text:style-name="P19"><text:s text:c="8"/>"first_name": "Mother",</text:p>
      <text:p text:style-name="P19"><text:s text:c="8"/>"country": "CA"</text:p>
      <text:p text:style-name="P19"><text:s text:c="6"/>}</text:p>
      <text:p text:style-name="P19"><text:s text:c="4"/>],</text:p>
      <text:p text:style-name="P19"><text:s text:c="4"/>"send_email_invite": true</text:p>
      <text:p text:style-name="P19"><text:s text:c="2"/>}</text:p>
      <text:p text:style-name="P19">}</text:p>
      <text:p text:style-name="P19"/>
      <text:p text:style-name="P19">Response</text:p>
      <text:p text:style-name="P19"/>
      <text:p text:style-name="P19">{</text:p>
      <text:p text:style-name="P19"><text:s text:c="4"/>"customer": {</text:p>
      <text:p text:style-name="P19"><text:s text:c="8"/>"id": 7142113,</text:p>
      <text:p text:style-name="P19"><text:s text:c="8"/>"email": "tran.van.trai.it1990@gmail.com",</text:p>
      <text:p text:style-name="P19"><text:s text:c="8"/>"first_name": "Steve",</text:p>
      <text:p text:style-name="P19"><text:s text:c="8"/>"last_name": "Lastnameson",</text:p>
      <text:p text:style-name="P19"><text:s text:c="8"/>"accepts_marketing": false,</text:p>
      <text:p text:style-name="P19"><text:s text:c="8"/>"note": null,</text:p>
      <text:p text:style-name="P19"><text:s text:c="8"/>"created_on": "2017-08-16T04:02:50Z",</text:p>
      <text:p text:style-name="P19"><text:s text:c="8"/>"modified_on": null,</text:p>
      <text:p text:style-name="P19"><text:s text:c="8"/>"last_order_id": null,</text:p>
      <text:p text:style-name="P19"><text:s text:c="8"/>"last_order_name": null,</text:p>
      <text:p text:style-name="P19"><text:s text:c="8"/>"orders_count": 0,</text:p>
      <text:p text:style-name="P19"><text:s text:c="8"/>"total_spent": 0,</text:p>
      <text:p text:style-name="P19"><text:s text:c="8"/>"state": "disabled",</text:p>
      <text:p text:style-name="P19"><text:s text:c="8"/>"verified_email": true,</text:p>
      <text:p text:style-name="P19"><text:s text:c="8"/>"tags": null,</text:p>
      <text:p text:style-name="P19"><text:s text:c="8"/>"default_address": {</text:p>
      <text:p text:style-name="P19"><text:s text:c="12"/>"id": 7572846,</text:p>
      <text:p text:style-name="P19"><text:s text:c="12"/>"address1": "123 Oak St",</text:p>
      <text:p text:style-name="P19"><text:s text:c="12"/>"address2": null,</text:p>
      <text:p text:style-name="P19"><text:s text:c="12"/>"city": "Ottawa",</text:p>
      <text:p text:style-name="P19"><text:s text:c="12"/>"company": null,</text:p>
      <text:p text:style-name="P19"><text:s text:c="12"/>"country": "Canada",</text:p>
      <text:p text:style-name="P19"><text:s text:c="12"/>"first_name": "Mother",</text:p>
      <text:p text:style-name="P19"><text:s text:c="12"/>"last_name": "Lastnameson",</text:p>
      <text:p text:style-name="P19"><text:s text:c="12"/>"phone": "555-1212",</text:p>
      <text:p text:style-name="P19"><text:s text:c="12"/>"district": null,</text:p>
      <text:p text:style-name="P19"><text:soft-page-break/><text:s text:c="12"/>"district_code": null,</text:p>
      <text:p text:style-name="P19"><text:s text:c="12"/>"province": null,</text:p>
      <text:p text:style-name="P19"><text:s text:c="12"/>"province_code": null,</text:p>
      <text:p text:style-name="P19"><text:s text:c="12"/>"zip": "123 ABC",</text:p>
      <text:p text:style-name="P19"><text:s text:c="12"/>"country_code": "CA",</text:p>
      <text:p text:style-name="P19"><text:s text:c="12"/>"country_name": "Canada",</text:p>
      <text:p text:style-name="P19"><text:s text:c="12"/>"name": "Lastnameson Mother",</text:p>
      <text:p text:style-name="P19"><text:s text:c="12"/>"default": true</text:p>
      <text:p text:style-name="P19"><text:s text:c="8"/>},</text:p>
      <text:p text:style-name="P19"><text:s text:c="8"/>"addresses": [</text:p>
      <text:p text:style-name="P19"><text:s text:c="12"/>{</text:p>
      <text:p text:style-name="P19"><text:s text:c="16"/>"id": 7572846,</text:p>
      <text:p text:style-name="P19"><text:s text:c="16"/>"address1": "123 Oak St",</text:p>
      <text:p text:style-name="P19"><text:s text:c="16"/>"address2": null,</text:p>
      <text:p text:style-name="P19"><text:s text:c="16"/>"city": "Ottawa",</text:p>
      <text:p text:style-name="P19"><text:s text:c="16"/>"company": null,</text:p>
      <text:p text:style-name="P19"><text:s text:c="16"/>"country": "Canada",</text:p>
      <text:p text:style-name="P19"><text:s text:c="16"/>"first_name": "Mother",</text:p>
      <text:p text:style-name="P19"><text:s text:c="16"/>"last_name": "Lastnameson",</text:p>
      <text:p text:style-name="P19"><text:s text:c="16"/>"phone": "555-1212",</text:p>
      <text:p text:style-name="P19"><text:s text:c="16"/>"district": null,</text:p>
      <text:p text:style-name="P19"><text:s text:c="16"/>"district_code": null,</text:p>
      <text:p text:style-name="P19"><text:s text:c="16"/>"province": null,</text:p>
      <text:p text:style-name="P19"><text:s text:c="16"/>"province_code": null,</text:p>
      <text:p text:style-name="P19"><text:s text:c="16"/>"zip": "123 ABC",</text:p>
      <text:p text:style-name="P19"><text:s text:c="16"/>"country_code": "CA",</text:p>
      <text:p text:style-name="P19"><text:s text:c="16"/>"country_name": "Canada",</text:p>
      <text:p text:style-name="P19"><text:s text:c="16"/>"name": "Lastnameson Mother",</text:p>
      <text:p text:style-name="P19"><text:s text:c="16"/>"default": true</text:p>
      <text:p text:style-name="P19"><text:s text:c="12"/>}</text:p>
      <text:p text:style-name="P19"><text:s text:c="8"/>]</text:p>
      <text:p text:style-name="P19"><text:s text:c="4"/>}</text:p>
      <text:p text:style-name="P19">}</text:p>
      <text:p text:style-name="P19"/>
      <text:p text:style-name="P18"/>
      <text:p text:style-name="P12">PUT /admin/customers/#{id}.json</text:p>
      <text:p text:style-name="P11">Chỉnh sửa một Customer</text:p>
      <text:p text:style-name="P23">Respone như api get customer with id explicitly</text:p>
      <text:p text:style-name="P11"/>
      <text:p text:style-name="P12">DELETE /admin/customers/#{id}.json</text:p>
      <text:p text:style-name="P11">Xóa một Customer khỏi cơ sở dữ liệu</text:p>
      <text:p text:style-name="P20">Response :</text:p>
      <text:p text:style-name="P20">Status 200 OK</text:p>
      <text:p text:style-name="P20">OR not found if not exists</text:p>
      <text:p text:style-name="P20">{</text:p>
      <text:p text:style-name="P20"><text:s text:c="4"/>"error": "Not Found"</text:p>
      <text:p text:style-name="P20">}</text:p>
      <text:p text:style-name="P11"/>
      <text:p text:style-name="P12">GET /admin/customers/count.json</text:p>
      <text:p text:style-name="P11">Lấy về tổng số tất cả các Customer</text:p>
      <text:p text:style-name="P11"/>
      <text:p text:style-name="P22"><text:soft-page-break/>Response</text:p>
      <text:p text:style-name="P22">{</text:p>
      <text:p text:style-name="P22"><text:s text:c="4"/>"count": 3</text:p>
      <text:p text:style-name="P22">}</text:p>
      <text:p text:style-name="P11"/>
      <text:p text:style-name="P12">GET /admin/orders.json?customer_id=207119551</text:p>
      <text:p text:style-name="P11">Tìm kiếm đơn hàng của Customer</text:p>
      <text:p text:style-name="P11"/>
      <text:p text:style-name="P21">{</text:p>
      <text:p text:style-name="P21"><text:s text:c="4"/>"orders": [{</text:p>
      <text:p text:style-name="P21"><text:s text:c="6"/>"id": 450789469,</text:p>
      <text:p text:style-name="P21"><text:s text:c="6"/>"email": "bob.norman@hostmail.com",</text:p>
      <text:p text:style-name="P21"><text:s text:c="6"/>"closed_at": null,</text:p>
      <text:p text:style-name="P21"><text:s text:c="6"/>"created_on": "2008-01-10T11:00:00Z",</text:p>
      <text:p text:style-name="P21"><text:s text:c="6"/>"modified_on": "2008-01-10T11:00:00Z",</text:p>
      <text:p text:style-name="P21"><text:s text:c="6"/>"number": 1,</text:p>
      <text:p text:style-name="P21"><text:s text:c="6"/>"note": null,</text:p>
      <text:p text:style-name="P21"><text:s text:c="6"/>"token": "b1946ac92492d2347c6235b4d2611184",</text:p>
      <text:p text:style-name="P21"><text:s text:c="6"/>"gateway": "authorize_net",</text:p>
      <text:p text:style-name="P21"><text:s text:c="6"/>"test": false,</text:p>
      <text:p text:style-name="P21"><text:s text:c="6"/>"total_weight": 0,</text:p>
      <text:p text:style-name="P21"><text:s text:c="6"/>"taxes_included": false,</text:p>
      <text:p text:style-name="P21"><text:s text:c="6"/>"currency": "USD",</text:p>
      <text:p text:style-name="P21"><text:s text:c="6"/>"financial_status": "authorized",</text:p>
      <text:p text:style-name="P21"><text:s text:c="6"/>"confirmed": false,</text:p>
      <text:p text:style-name="P21"><text:s text:c="6"/>"cart_token": "68778783ad298f1c80c3bafcddeea02f",</text:p>
      <text:p text:style-name="P21"><text:s text:c="6"/>"buyer_accepts_marketing": false,</text:p>
      <text:p text:style-name="P21"><text:s text:c="6"/>"name": "#1001",</text:p>
      <text:p text:style-name="P21"><text:s text:c="6"/>"total_line_items_price": "398.00",</text:p>
      <text:p text:style-name="P21"><text:s text:c="6"/>"total_price": "409.94",</text:p>
      <text:p text:style-name="P21"><text:s text:c="6"/>"subtotal_price": "398.00",</text:p>
      <text:p text:style-name="P21"><text:s text:c="6"/>"total_tax": "11.94",</text:p>
      <text:p text:style-name="P21"><text:s text:c="6"/>"total_discounts": "0.00",</text:p>
      <text:p text:style-name="P21"><text:s text:c="6"/>"referring_site": "http:\/\/www.otherexample.com",</text:p>
      <text:p text:style-name="P21"><text:s text:c="6"/>"landing_site": "http:\/\/www.example.com?source=abc",</text:p>
      <text:p text:style-name="P21"><text:s text:c="6"/>"cancelled_at": null,</text:p>
      <text:p text:style-name="P21"><text:s text:c="6"/>"cancel_reason": null,</text:p>
      <text:p text:style-name="P21"><text:s text:c="6"/>"total_price_usd": "409.94",</text:p>
      <text:p text:style-name="P21"><text:s text:c="6"/>"checkout_token": null,</text:p>
      <text:p text:style-name="P21"><text:s text:c="6"/>"reference": "fhwdgads",</text:p>
      <text:p text:style-name="P21"><text:s text:c="6"/>"user_id": null,</text:p>
      <text:p text:style-name="P21"><text:s text:c="6"/>"location_id": null,</text:p>
      <text:p text:style-name="P21"><text:s text:c="6"/>"source_identifier": "fhwdgads",</text:p>
      <text:p text:style-name="P21"><text:s text:c="6"/>"source_url": null,</text:p>
      <text:p text:style-name="P21"><text:s text:c="6"/>"processed_at": "2008-01-10T11:00:00Z",</text:p>
      <text:p text:style-name="P21"><text:s text:c="6"/>"device_id": null,</text:p>
      <text:p text:style-name="P21"><text:s text:c="6"/>"browser_ip": null,</text:p>
      <text:p text:style-name="P21"><text:s text:c="6"/>"landing_site_ref": "abc",</text:p>
      <text:p text:style-name="P21"><text:s text:c="6"/>"order_number": 1001,</text:p>
      <text:p text:style-name="P21"><text:s text:c="6"/>"discount_codes": [</text:p>
      <text:p text:style-name="P21"><text:s text:c="8"/>{</text:p>
      <text:p text:style-name="P21"><text:s text:c="10"/>"code": "TENOFF",</text:p>
      <text:p text:style-name="P21"><text:soft-page-break/><text:s text:c="10"/>"amount": "10.00",</text:p>
      <text:p text:style-name="P21"><text:s text:c="10"/>"type": "percentage"</text:p>
      <text:p text:style-name="P21"><text:s text:c="8"/>}</text:p>
      <text:p text:style-name="P21"><text:s text:c="6"/>],</text:p>
      <text:p text:style-name="P21"><text:s text:c="6"/>"note_attributes": [</text:p>
      <text:p text:style-name="P21"><text:s text:c="8"/>{</text:p>
      <text:p text:style-name="P21"><text:s text:c="10"/>"name": "custom engraving",</text:p>
      <text:p text:style-name="P21"><text:s text:c="10"/>"value": "Happy Birthday"</text:p>
      <text:p text:style-name="P21"><text:s text:c="8"/>},</text:p>
      <text:p text:style-name="P21"><text:s text:c="8"/>{</text:p>
      <text:p text:style-name="P21"><text:s text:c="10"/>"name": "colour",</text:p>
      <text:p text:style-name="P21"><text:s text:c="10"/>"value": "green"</text:p>
      <text:p text:style-name="P21"><text:s text:c="8"/>}</text:p>
      <text:p text:style-name="P21"><text:s text:c="6"/>],</text:p>
      <text:p text:style-name="P21"><text:s text:c="6"/>"payment_gateway_names": [</text:p>
      <text:p text:style-name="P21"><text:s text:c="8"/>"bogus"</text:p>
      <text:p text:style-name="P21"><text:s text:c="6"/>],</text:p>
      <text:p text:style-name="P21"><text:s text:c="6"/>"processing_method": "direct",</text:p>
      <text:p text:style-name="P21"><text:s text:c="6"/>"source": "browser",</text:p>
      <text:p text:style-name="P21"><text:s text:c="6"/>"checkout_id": 450789469,</text:p>
      <text:p text:style-name="P21"><text:s text:c="6"/>"source_name": "web",</text:p>
      <text:p text:style-name="P21"><text:s text:c="6"/>"fulfillment_status": null,</text:p>
      <text:p text:style-name="P21"><text:s text:c="6"/>"tax_lines": [</text:p>
      <text:p text:style-name="P21"><text:s text:c="8"/>{</text:p>
      <text:p text:style-name="P21"><text:s text:c="10"/>"title": "State Tax",</text:p>
      <text:p text:style-name="P21"><text:s text:c="10"/>"price": "11.94",</text:p>
      <text:p text:style-name="P21"><text:s text:c="10"/>"rate": 0.06</text:p>
      <text:p text:style-name="P21"><text:s text:c="8"/>}</text:p>
      <text:p text:style-name="P21"><text:s text:c="6"/>],</text:p>
      <text:p text:style-name="P21"><text:s text:c="6"/>"tags": "",</text:p>
      <text:p text:style-name="P21"><text:s text:c="6"/>"line_items": [</text:p>
      <text:p text:style-name="P21"><text:s text:c="8"/>{</text:p>
      <text:p text:style-name="P21"><text:s text:c="10"/>"id": 466157049,</text:p>
      <text:p text:style-name="P21"><text:s text:c="10"/>"variant_id": 39072856,</text:p>
      <text:p text:style-name="P21"><text:s text:c="10"/>"title": "IPod Nano - 8gb",</text:p>
      <text:p text:style-name="P21"><text:s text:c="10"/>"quantity": 1,</text:p>
      <text:p text:style-name="P21"><text:s text:c="10"/>"grams": 200,</text:p>
      <text:p text:style-name="P21"><text:s text:c="10"/>"sku": "IPOD2008GREEN",</text:p>
      <text:p text:style-name="P21"><text:s text:c="10"/>"variant_title": "green",</text:p>
      <text:p text:style-name="P21"><text:s text:c="10"/>"vendor": null,</text:p>
      <text:p text:style-name="P21"><text:s text:c="10"/>"fulfillment_service": "manual",</text:p>
      <text:p text:style-name="P21"><text:s text:c="10"/>"price": "199.00",</text:p>
      <text:p text:style-name="P21"><text:s text:c="10"/>"product_id": 632910392,</text:p>
      <text:p text:style-name="P21"><text:s text:c="10"/>"taxable": true,</text:p>
      <text:p text:style-name="P21"><text:s text:c="10"/>"requires_shipping": true,</text:p>
      <text:p text:style-name="P21"><text:s text:c="10"/>"gift_card": false,</text:p>
      <text:p text:style-name="P21"><text:s text:c="10"/>"name": "IPod Nano - 8gb - green",</text:p>
      <text:p text:style-name="P21"><text:s text:c="10"/>"variant_inventory_management": "bizweb",</text:p>
      <text:p text:style-name="P21"><text:s text:c="10"/>"properties": [</text:p>
      <text:p text:style-name="P21"><text:s text:c="12"/>{</text:p>
      <text:p text:style-name="P21"><text:s text:c="14"/>"name": "Custom Engraving Front",</text:p>
      <text:p text:style-name="P21"><text:s text:c="14"/>"value": "Happy Birthday"</text:p>
      <text:p text:style-name="P21"><text:soft-page-break/><text:s text:c="12"/>},</text:p>
      <text:p text:style-name="P21"><text:s text:c="12"/>{</text:p>
      <text:p text:style-name="P21"><text:s text:c="14"/>"name": "Custom Engraving Back",</text:p>
      <text:p text:style-name="P21"><text:s text:c="14"/>"value": "Merry Christmas"</text:p>
      <text:p text:style-name="P21"><text:s text:c="12"/>}</text:p>
      <text:p text:style-name="P21"><text:s text:c="10"/>],</text:p>
      <text:p text:style-name="P21"><text:s text:c="10"/>"product_exists": true,</text:p>
      <text:p text:style-name="P21"><text:s text:c="10"/>"fulfillable_quantity": 1,</text:p>
      <text:p text:style-name="P21"><text:s text:c="10"/>"total_discount": "0.00",</text:p>
      <text:p text:style-name="P21"><text:s text:c="10"/>"fulfillment_status": null,</text:p>
      <text:p text:style-name="P21"><text:s text:c="10"/>"tax_lines": [</text:p>
      <text:p text:style-name="P21"><text:s text:c="10"/>]</text:p>
      <text:p text:style-name="P21"><text:s text:c="8"/>},</text:p>
      <text:p text:style-name="P21"><text:s text:c="8"/>{</text:p>
      <text:p text:style-name="P21"><text:s text:c="10"/>"id": 518995019,</text:p>
      <text:p text:style-name="P21"><text:s text:c="10"/>"variant_id": 49148385,</text:p>
      <text:p text:style-name="P21"><text:s text:c="10"/>"title": "IPod Nano - 8gb",</text:p>
      <text:p text:style-name="P21"><text:s text:c="10"/>"quantity": 1,</text:p>
      <text:p text:style-name="P21"><text:s text:c="10"/>"grams": 200,</text:p>
      <text:p text:style-name="P21"><text:s text:c="10"/>"sku": "IPOD2008RED",</text:p>
      <text:p text:style-name="P21"><text:s text:c="10"/>"variant_title": "red",</text:p>
      <text:p text:style-name="P21"><text:s text:c="10"/>"vendor": null,</text:p>
      <text:p text:style-name="P21"><text:s text:c="10"/>"fulfillment_service": "manual",</text:p>
      <text:p text:style-name="P21"><text:s text:c="10"/>"price": "199.00",</text:p>
      <text:p text:style-name="P21"><text:s text:c="10"/>"product_id": 632910392,</text:p>
      <text:p text:style-name="P21"><text:s text:c="10"/>"taxable": true,</text:p>
      <text:p text:style-name="P21"><text:s text:c="10"/>"requires_shipping": true,</text:p>
      <text:p text:style-name="P21"><text:s text:c="10"/>"gift_card": false,</text:p>
      <text:p text:style-name="P21"><text:s text:c="10"/>"name": "IPod Nano - 8gb - red",</text:p>
      <text:p text:style-name="P21"><text:s text:c="10"/>"variant_inventory_management": "bizweb",</text:p>
      <text:p text:style-name="P21"><text:s text:c="10"/>"properties": [</text:p>
      <text:p text:style-name="P21"><text:s text:c="10"/>],</text:p>
      <text:p text:style-name="P21"><text:s text:c="10"/>"product_exists": true,</text:p>
      <text:p text:style-name="P21"><text:s text:c="10"/>"fulfillable_quantity": 1,</text:p>
      <text:p text:style-name="P21"><text:s text:c="10"/>"total_discount": "0.00",</text:p>
      <text:p text:style-name="P21"><text:s text:c="10"/>"fulfillment_status": null,</text:p>
      <text:p text:style-name="P21"><text:s text:c="10"/>"tax_lines": [</text:p>
      <text:p text:style-name="P21"><text:s text:c="10"/>]</text:p>
      <text:p text:style-name="P21"><text:s text:c="8"/>}</text:p>
      <text:p text:style-name="P21">]</text:p>
      <text:p text:style-name="P21">}</text:p>
      <text:p text:style-name="P11"/>
      <text:p text:style-name="P11">Link chi tiết cho API</text:p>
      <text:p text:style-name="P11"><text:a xlink:type="simple" xlink:href="https://docs.bizweb.vn/api/customer/#index" text:style-name="Internet_20_link" text:visited-style-name="Visited_20_Internet_20_Link">https://docs.bizweb.vn/api/customer/#index</text:a></text:p>
      <text:p text:style-name="P11"/>
      <text:p text:style-name="P25">=&gt; Thao tác hầu hết thêm xóa sửa và lấy được toàn bộ thông tin, đơn <text:span text:style-name="T24">hàng, tổng thanh toán</text:span> của khách hàng qua các API của bizweb cung cấp.</text:p>
      <text:p text:style-name="P11"/>
      <text:h text:style-name="P40" text:outline-level="1"><text:soft-page-break/><text:span text:style-name="T14">Webhook</text:span></text:h>
      <text:p text:style-name="P30">Event mà khi xảy ra sẽ thực hiện lời gọi Webhook POST API REST Method tới Address value khai báo trong webhook. </text:p>
      <text:p text:style-name="P30">Các giá trị hợp lệ topic <text:s/>là: orders/create, orders/delete, orders/updated, orders/paid, orders/cancelled, orders/fulfilled, orders/partially_fulfilled, order_transactions/create, carts/create, carts/update, checkouts/create, checkouts/update, checkouts/delete, refunds/create, products/create, products/update, products/delete, collections/create, collections/update, collections/delete, customer_groups/delete, customers/create, customers/enable, customers/disable, customers/update, customers/delete, fulfillments/create, fulfillments/update, store/update, app/uninstalled</text:p>
      <text:p text:style-name="P11"/>
      <text:p text:style-name="P13">GET /admin/webhooks.json</text:p>
      <text:p text:style-name="P26">Lấy danh sách tất cả các Webhook</text:p>
      <text:p text:style-name="P26"/>
      <text:p text:style-name="P28">Response </text:p>
      <text:p text:style-name="P28"/>
      <text:p text:style-name="P28">{</text:p>
      <text:p text:style-name="P28"><text:s text:c="4"/>"webhooks": [</text:p>
      <text:p text:style-name="P28"><text:s text:c="8"/>{</text:p>
      <text:p text:style-name="P28"><text:s text:c="12"/>"id": 213463,</text:p>
      <text:p text:style-name="P28"><text:s text:c="12"/>"address": "http://10.199.35.210:8080/123cs.vng/user/profile",</text:p>
      <text:p text:style-name="P28"><text:s text:c="12"/>"format": "json",</text:p>
      <text:p text:style-name="P28"><text:s text:c="12"/>"topic": "customers/update",</text:p>
      <text:p text:style-name="P28"><text:s text:c="12"/>"created_on": "2017-08-16T04:32:12Z",</text:p>
      <text:p text:style-name="P28"><text:s text:c="12"/>"modified_on": null</text:p>
      <text:p text:style-name="P28"><text:s text:c="8"/>},</text:p>
      <text:p text:style-name="P28"><text:s text:c="8"/>{</text:p>
      <text:p text:style-name="P28"><text:s text:c="12"/>"id": 213462,</text:p>
      <text:p text:style-name="P28"><text:s text:c="12"/>"address": "http://10.199.35.210:8080/123cs.vng/user/profile",</text:p>
      <text:p text:style-name="P28"><text:s text:c="12"/>"format": "json",</text:p>
      <text:p text:style-name="P28"><text:s text:c="12"/>"topic": "customers/create",</text:p>
      <text:p text:style-name="P28"><text:s text:c="12"/>"created_on": "2017-08-16T04:32:01Z",</text:p>
      <text:p text:style-name="P28"><text:s text:c="12"/>"modified_on": null</text:p>
      <text:p text:style-name="P28"><text:s text:c="8"/>}</text:p>
      <text:p text:style-name="P28"><text:s text:c="4"/>]</text:p>
      <text:p text:style-name="P28">}</text:p>
      <text:p text:style-name="P26"/>
      <text:p text:style-name="P13">GET /admin/webhooks/count.json</text:p>
      <text:p text:style-name="P26">Lấy tổng số Webhook</text:p>
      <text:p text:style-name="P26"/>
      <text:p text:style-name="P29">s</text:p>
      <text:p text:style-name="P13">GET /admin/webhooks/#{id}.json</text:p>
      <text:p text:style-name="P26">Lấy một Webhook</text:p>
      <text:p text:style-name="P26"/>
      <text:p text:style-name="P13">POST /admin/webhooks.json</text:p>
      <text:p text:style-name="P26">Tạo mới một Webhook</text:p>
      <text:h text:outline-level="3">Cố gắng tạo một webhook không có topic hoặc địa chỉ URL sẽ trả về kết quả lỗi</text:h>
      <text:p text:style-name="P26"/>
      <text:p text:style-name="P13"><text:soft-page-break/>PUT /admin/webhooks/#{id}.json</text:p>
      <text:p text:style-name="P26">Cập nhật một Webhook</text:p>
      <text:p text:style-name="P27">Thay đổi một webhook để nó thực hiện POST request tới một địa chỉ khác.</text:p>
      <text:p text:style-name="P26"/>
      <text:p text:style-name="P13">DELETE /admin/webhooks/#{id}.json</text:p>
      <text:p text:style-name="P26">Xóa một Webhook khỏi cơ sở dữ liệ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aco" svg:font-family="Monaco, Consolas, 'Lucida Console', monospace"/>
    <style:font-face style:name="OpenSans" svg:font-family="OpenSans, Helvetica, Arial, sans-serif"/>
    <style:font-face style:name="ProximaNovaLight" svg:font-family="ProximaNovaLight, 'Helvetica Neue', Helvetica, Arial, sans-serif"/>
    <style:font-face style:name="ProximaNovaSemiBold" svg:font-family="ProximaNovaSemiBold, 'Helvetica Neue', Helvetica, Arial, sans-serif"/>
    <style:font-face style:name="Roboto" svg:font-family="Roboto, '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15:21:21.095433417</meta:creation-date>
    <dc:date>2017-08-16T14:55:20.443049643</dc:date>
    <meta:editing-duration>PT5H41M2S</meta:editing-duration>
    <meta:editing-cycles>48</meta:editing-cycles>
    <meta:generator>LibreOffice/5.2.2.2$Linux_X86_64 LibreOffice_project/20m0$Build-2</meta:generator>
    <meta:document-statistic meta:table-count="0" meta:image-count="0" meta:object-count="0" meta:page-count="12" meta:paragraph-count="483" meta:word-count="1406" meta:character-count="16013" meta:non-whitespace-character-count="11079"/>
  </office:meta>
</office:document-meta>
</file>